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4AHdVy9fpdmP68uZtmFsVgiEaT9vc94ge0w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07:40:58.364049299</meta:creation-date>
    <dc:date>2023-09-23T07:41:20.355256199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